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.getOutpu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Output( Outpu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utpu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setValu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utput.readFromRequest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put.validate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